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Vertical_1.png</text:p>
          </table:table-cell>
          <table:table-cell table:style-name="Default" office:value-type="float" office:value="1080">
            <text:p>1080</text:p>
          </table:table-cell>
          <table:table-cell table:style-name="Default" office:value-type="float" office:value="5400">
            <text:p>5400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enemy_class</text:p>
          </table:table-cell>
          <table:table-cell office:value-type="string">
            <text:p>spawnCost</text:p>
          </table:table-cell>
          <table:table-cell office:value-type="string">
            <text:p>repeatChance</text:p>
          </table:table-cell>
          <table:table-cell office:value-type="string">
            <text:p>MissChance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Gamma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3.0f</text:p>
          </table:table-cell>
          <table:table-cell table:style-name="Default" office:value-type="string">
            <text:p>0.1f</text:p>
          </table:table-cell>
          <table:table-cell table:style-name="Default" office:value-type="string">
            <text:p>0.6f</text:p>
          </table:table-cell>
          <table:table-cell table:style-name="Default"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4/19/2015</text:date>, <text:time>17:2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19T17:21:45.21</dc:date>
    <dc:creator>Wister </dc:creator>
    <meta:editing-duration>PT20M3S</meta:editing-duration>
    <meta:editing-cycles>20</meta:editing-cycles>
    <meta:document-statistic meta:table-count="1" meta:cell-count="26" meta:object-count="0"/>
  </office:meta>
</office:document-meta>
</file>